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0.878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ef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lef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igh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righ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 cluster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using files in kicad/thumb-cluster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stick Breakout PCB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Order using files in kicad/thumbstick-breakou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MW3389 Motion Sensor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<text:a xlink:href="https://www.tindie.com/products/citizenjoe/pmw3389-motion-sensor/" xlink:type="simple">https://www.tindie.com/products/citizenjoe/pmw3389-motion-sensor/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/4-20 8mm OD 6mm height Knurled Insert Nu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camera mounts https://www.aliexpress.com/item/1005005225137961.htm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mallrig clamp and ball 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.au/SmallRig-Ballhead-Multi-Function-Adapter-Ronin-M/dp/B08C2W7SK6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M3 knurled insert nuts </text:span>6mm length 4.2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m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3*6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m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M2 knurled insert nuts </text:span>3mm length 3.5mm OD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 for cases and 12 for switch caps <text:a xlink:href="https://www.aliexpress.com/item/1005003582355741.html" xlink:type="simple">https://www.aliexpress.com/item/1005003582355741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2*5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 switch cap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2*5 scr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 base pc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2*6 scr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 thumb cluster cas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rackball screw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N4148 SOD-123 Diodes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5 pin FFC connector Amphenol IIC 59453-051110ECHLF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joystick <text:a xlink:href="https://www.digikey.com.au/en/products/detail/amphenol-cs-fci/59453-051110ECHLF/4272135" xlink:type="simple">https://www.digikey.com.au/en/products/detail/amphenol-cs-fci/59453-051110ECHLF/4272135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5 pin FFC cable type-A </text:span>0.5 pitch 10cm length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joystick <text:a xlink:href="https://www.aliexpress.com/item/1005006274471212.html" xlink:type="simple">https://www.aliexpress.com/item/100500627447121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8 pin FFC connector Amphenol IIC 59453-081110EDH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<text:a xlink:href="https://www.digikey.com.au/en/products/detail/amphenol-cs-fci/59453-081110EDHLF/4272146" xlink:type="simple">https://www.digikey.com.au/en/products/detail/amphenol-cs-fci/59453-081110EDHLF/4272146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8 pin FFC cable type-A 0.5 pitch 10c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<text:a xlink:href="https://www.aliexpress.com/item/1005006274471212.html" xlink:type="simple">https://www.aliexpress.com/item/100500627447121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2 pin FFC connector Amphenol IIC 59453-121110ECHLF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Cirque Trackpad <text:a xlink:href="https://www.digikey.com.au/en/products/detail/amphenol-cs-fci/59453-121110ECHLF/4272151" xlink:type="simple">https://www.digikey.com.au/en/products/detail/amphenol-cs-fci/59453-121110ECHLF/4272151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12 pin FFC cable type-A</text:span> 0.5 pitch 10cm length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Cirque trackpad <text:a xlink:href="https://www.aliexpress.com/item/1005006274471212.html" xlink:type="simple">https://www.aliexpress.com/item/100500627447121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P2040-Zero controller with headers 2.5mm height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irque 40mm Trackpads TM040040-2024-302 flat overlay</text:p>
          </table:table-cell>
          <table:table-cell office:value-type="string" calcext:value-type="string">
            <text:p>0-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KRHADE010 5-way switch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liexpress.com/item/1005008022179292.html" xlink:type="simple">https://www.aliexpress.com/item/100500802217929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s5 hall effect joystick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<text:a xlink:href="https://www.aliexpress.com/item/1005006282848536.html" xlink:type="simple">https://www.aliexpress.com/item/1005006282848536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RO TYPE-C-31-M-12 USB C female por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SB-C to USB-C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connect halv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SB-C to USB-A/C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connect to p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uper glue and toothpicks for joystick stem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-Ring of thickness 1.78mm and inner diameter 6.75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aliexpress.com/item/1005006039394059.htm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34mm trackball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https://www.amazon.com.au/Perixx-PERIPRO-303GR-Trackball-Glossy-Compatible/dp/B071NX7Y2J?th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3mm Si3N4 static bearings</text:p>
          </table:table-cell>
          <table:table-cell office:value-type="string" calcext:value-type="string">
            <text:p>3 per trackball</text:p>
          </table:table-cell>
          <table:table-cell office:value-type="string" calcext:value-type="string">
            <text:p>https://www.aliexpress.com/item/1005007489758993.ht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TU bearings (Veichu VCN310, 7.5mm)</text:p>
          </table:table-cell>
          <table:table-cell office:value-type="string" calcext:value-type="string">
            <text:p>3 per trackball</text:p>
          </table:table-cell>
          <table:table-cell office:value-type="string" calcext:value-type="string">
            <text:p><text:a xlink:href="https://www.aliexpress.com/item/1005003066404497.html" xlink:type="simple">https://www.aliexpress.com/item/1005003066404497.html</text:a>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21:23:10.940002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7:15:52.013624361</meta:creation-date>
    <meta:generator>LibreOffice/24.2.7.2$Linux_X86_64 LibreOffice_project/420$Build-2</meta:generator>
    <dc:date>2024-12-26T15:23:35.525771683</dc:date>
    <meta:editing-duration>P5DT19H38M24S</meta:editing-duration>
    <meta:editing-cycles>47</meta:editing-cycles>
    <meta:document-statistic meta:table-count="1" meta:cell-count="127" meta:object-count="0"/>
  </office:meta>
</office:document-meta>
</file>